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d56" officeooo:paragraph-rsid="001d5d56"/>
    </style:style>
    <style:style style:name="P2" style:family="paragraph" style:parent-style-name="Standard">
      <style:text-properties officeooo:rsid="00201d3e" officeooo:paragraph-rsid="00201d3e"/>
    </style:style>
    <style:style style:name="P3" style:family="paragraph" style:parent-style-name="Standard">
      <style:text-properties officeooo:rsid="001e2d86" officeooo:paragraph-rsid="001e2d86"/>
    </style:style>
    <style:style style:name="P4" style:family="paragraph" style:parent-style-name="Standard">
      <style:text-properties officeooo:rsid="002286c0" officeooo:paragraph-rsid="00231ed4"/>
    </style:style>
    <style:style style:name="T1" style:family="text">
      <style:text-properties officeooo:rsid="00231ed4"/>
    </style:style>
    <style:style style:name="T2" style:family="text">
      <style:text-properties officeooo:rsid="00236f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B </text:p>
      <text:p text:style-name="P1"/>
      <text:p text:style-name="P1">Resumo teorico – muito parecido com oque fazemos no Spring, aparentemente sua maior funcão é possibilitar a injecão de dependencias, traduzindo a responsabilidade de estabelecer uma conexão ao database por exemplo, fica totalmente por conta do servidor da aplicacão.</text:p>
      <text:p text:style-name="P1"/>
      <text:p text:style-name="P1">Possibilitou o uso – o processo para usar o EJB foi o seguinte, passo 1 - usamos o servidor WildFly e obviamente conectamos a nossa API, passo 2 – adicionamos a dependencia do jakarta ee, aparentemente é só isso </text:p>
      <text:p text:style-name="P1"/>
      <text:p text:style-name="P2">Vantagens do EJB – Controle de Transacão, Integracão com JPA, Escopo e ciclo de vida, Agendamento de processos, Controle de Concorrência, Chamadas Assicronas, Portabilidade entre servidores de aplicacão</text:p>
      <text:p text:style-name="P1"/>
      <text:p text:style-name="P3">é no nosso EJB q fica nos encapsulamos nosso metodos, para tornar uma classe um EJB é simples, nós apenas adicionamos a anotacão @Stateless, ou @Stateful na nossa classe, depois.</text:p>
      <text:p text:style-name="P3"/>
      <text:p text:style-name="P4">Nos fazemos a parte de conexão com JPA, e a parte da camada de Controller nos usamos servlets, <text:span text:style-name="T1">usaremos </text:span><text:span text:style-name="T2">o padrão</text:span><text:span text:style-name="T1"> </text:span><text:span text:style-name="T2">DAO para a persistencia de dado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20:26:30.088808218</meta:creation-date>
    <dc:date>2022-04-22T01:27:05.929471605</dc:date>
    <meta:editing-duration>PT14H9M1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60" meta:character-count="1009" meta:non-whitespace-character-count="848"/>
  </office:meta>
</office:document-meta>
</file>